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0ab40f"/>
    </style:style>
    <style:style style:name="P2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officeooo:paragraph-rsid="000ab40f"/>
    </style:style>
    <style:style style:name="P3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officeooo:paragraph-rsid="000ab40f"/>
    </style:style>
    <style:style style:name="P4" style:family="paragraph" style:parent-style-name="Text_20_body">
      <loext:graphic-properties draw:fill="solid" draw:fill-color="#b4c7dc" draw:opacity="100%"/>
      <style:paragraph-properties fo:margin-top="0in" fo:margin-bottom="0in" style:contextual-spacing="false" fo:break-before="page" fo:background-color="#b4c7dc"/>
      <style:text-properties officeooo:paragraph-rsid="000ab40f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Text_20_body">
      <style:paragraph-properties fo:padding="0in" fo:border="none"/>
    </style:style>
    <style:style style:name="P8" style:family="paragraph" style:parent-style-name="Standard">
      <loext:graphic-properties draw:fill="solid" draw:fill-color="#dddddd" draw:opacity="100%"/>
      <style:paragraph-properties fo:background-color="#dddddd"/>
    </style:style>
    <style:style style:name="P9" style:family="paragraph" style:parent-style-name="Standard">
      <loext:graphic-properties draw:fill="solid" draw:fill-color="#b4c7dc" draw:opacity="100%"/>
      <style:paragraph-properties fo:background-color="#b4c7dc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941e0"/>
    </style:style>
    <style:style style:name="P11" style:family="paragraph" style:parent-style-name="Standard">
      <loext:graphic-properties draw:fill="solid" draw:fill-color="#dddddd" draw:opacity="100%"/>
      <style:paragraph-properties fo:margin-top="0in" fo:margin-bottom="0.1201in" style:contextual-spacing="false" fo:background-color="#dddddd"/>
      <style:text-properties officeooo:paragraph-rsid="000941e0"/>
    </style:style>
    <style:style style:name="P12" style:family="paragraph" style:parent-style-name="Standard">
      <style:paragraph-properties fo:margin-top="0in" fo:margin-bottom="0in" style:contextual-spacing="false"/>
      <style:text-properties officeooo:paragraph-rsid="000941e0"/>
    </style:style>
    <style:style style:name="P13" style:family="paragraph" style:parent-style-name="Standard">
      <style:paragraph-properties fo:margin-top="0in" fo:margin-bottom="0in" style:contextual-spacing="false" fo:break-before="page"/>
      <style:text-properties officeooo:paragraph-rsid="000941e0"/>
    </style:style>
    <style:style style:name="P14" style:family="paragraph" style:parent-style-name="Standard" style:master-page-name="">
      <loext:graphic-properties draw:fill="solid" draw:fill-color="#dddddd" draw:opacity="100%"/>
      <style:paragraph-properties fo:margin-left="0.3in" fo:margin-right="0in" fo:text-indent="0in" style:auto-text-indent="false" style:page-number="auto" fo:background-color="#dddddd"/>
      <style:text-properties officeooo:paragraph-rsid="000941e0"/>
    </style:style>
    <style:style style:name="P15" style:family="paragraph" style:parent-style-name="Standard">
      <loext:graphic-properties draw:fill="solid" draw:fill-color="#b4c7dc" draw:opacity="100%"/>
      <style:paragraph-properties fo:margin-left="0.3201in" fo:margin-right="0in" fo:text-indent="0in" style:auto-text-indent="false" fo:background-color="#b4c7dc"/>
      <style:text-properties officeooo:paragraph-rsid="000941e0"/>
    </style:style>
    <style:style style:name="P16" style:family="paragraph" style:parent-style-name="Standard">
      <loext:graphic-properties draw:fill="solid" draw:fill-color="#dddddd" draw:opacity="100%"/>
      <style:paragraph-properties fo:margin-top="0in" fo:margin-bottom="0.3799in" style:contextual-spacing="false" fo:background-color="#dddddd"/>
    </style:style>
    <style:style style:name="P17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weight="bold" officeooo:paragraph-rsid="000ab40f" style:font-weight-asian="bold" style:font-weight-complex="bold"/>
    </style:style>
    <style:style style:name="P18" style:family="paragraph" style:parent-style-name="Heading_20_1">
      <style:paragraph-properties fo:break-before="page"/>
      <style:text-properties officeooo:paragraph-rsid="00061899"/>
    </style:style>
    <style:style style:name="P19" style:family="paragraph" style:parent-style-name="Heading_20_1">
      <style:paragraph-properties fo:break-before="page"/>
      <style:text-properties officeooo:paragraph-rsid="000ab40f"/>
    </style:style>
    <style:style style:name="P20" style:family="paragraph" style:parent-style-name="Heading_20_1">
      <style:paragraph-properties fo:margin-top="0in" fo:margin-bottom="0in" style:contextual-spacing="false" fo:break-before="page"/>
      <style:text-properties officeooo:paragraph-rsid="000f153f"/>
    </style:style>
    <style:style style:name="P21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22" style:family="paragraph" style:parent-style-name="Text_20_body" style:list-style-name="L1">
      <style:paragraph-properties fo:padding="0in" fo:border="none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0ab40f"/>
    </style:style>
    <style:style style:name="P24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officeooo:paragraph-rsid="000ab40f"/>
    </style:style>
    <style:style style:name="P25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officeooo:paragraph-rsid="000ab40f"/>
    </style:style>
    <style:style style:name="P26" style:family="paragraph" style:parent-style-name="Text_20_body">
      <style:paragraph-properties fo:margin-top="0in" fo:margin-bottom="0in" style:contextual-spacing="false"/>
      <style:text-properties officeooo:paragraph-rsid="000f153f"/>
    </style:style>
    <style:style style:name="P27" style:family="paragraph" style:parent-style-name="Text_20_body">
      <loext:graphic-properties draw:fill="solid" draw:fill-color="#b4c7dc" draw:opacity="100%"/>
      <style:paragraph-properties fo:margin-top="0in" fo:margin-bottom="0in" style:contextual-spacing="false" fo:break-before="page" fo:background-color="#b4c7dc"/>
      <style:text-properties officeooo:paragraph-rsid="000f153f"/>
    </style:style>
    <style:style style:name="P28" style:family="paragraph" style:parent-style-name="Text_20_body">
      <style:paragraph-properties fo:margin-top="0in" fo:margin-bottom="0in" style:contextual-spacing="false"/>
      <style:text-properties officeooo:paragraph-rsid="000f5205"/>
    </style:style>
    <style:style style:name="P29" style:family="paragraph" style:parent-style-name="Text_20_body" style:master-page-name="">
      <loext:graphic-properties draw:fill="none"/>
      <style:paragraph-properties fo:margin-left="0.6402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0f5205"/>
    </style:style>
    <style:style style:name="P30" style:family="paragraph" style:parent-style-name="Text_20_body" style:master-page-name="">
      <loext:graphic-properties draw:fill="none"/>
      <style:paragraph-properties fo:margin-left="0.1201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0ab40f"/>
    </style:style>
    <style:style style:name="P31" style:family="paragraph" style:parent-style-name="Text_20_body">
      <loext:graphic-properties draw:fill="none"/>
      <style:paragraph-properties fo:margin-left="0.1201in" fo:margin-right="0in" fo:margin-top="0in" fo:margin-bottom="0in" style:contextual-spacing="false" fo:line-height="115%" fo:text-indent="0in" style:auto-text-indent="false" fo:background-color="transparent"/>
      <style:text-properties officeooo:paragraph-rsid="000ab40f"/>
    </style:style>
    <style:style style:name="P32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weight="bold" officeooo:paragraph-rsid="000ab40f" style:font-weight-asian="bold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153f" style:font-weight-asian="bold" style:font-weight-complex="bold"/>
    </style:style>
    <style:style style:name="T5" style:family="text">
      <style:text-properties officeooo:rsid="000d130a"/>
    </style:style>
    <style:style style:name="T6" style:family="text">
      <style:text-properties officeooo:rsid="000e3231"/>
    </style:style>
    <style:style style:name="T7" style:family="text">
      <style:text-properties officeooo:rsid="000f520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92. Fraction Addition and Subtraction</text:h>
      <text:p text:style-name="P7">Given a string <text:span text:style-name="Source_20_Text"><text:span text:style-name="T2">expression</text:span></text:span> representing an expression of fraction addition and subtraction, return the calculation result in string format.</text:p>
      <text:p text:style-name="P7">The final result should be an <text:a xlink:type="simple" xlink:href="https://en.wikipedia.org/wiki/Irreducible_fraction" office:target-frame-name="_blank" xlink:show="new" text:style-name="Internet_20_link" text:visited-style-name="Visited_20_Internet_20_Link"><text:span text:style-name="T1">irreducible fraction</text:span></text:a>. If your final result is an integer, change it to the format of a fraction that has a denominator <text:span text:style-name="Source_20_Text"><text:span text:style-name="T2">1</text:span></text:span>. So in this case, <text:span text:style-name="Source_20_Text"><text:span text:style-name="T2">2</text:span></text:span> should be converted to <text:span text:style-name="Source_20_Text"><text:span text:style-name="T2">2/1</text:span></text:span>.</text:p>
      <text:p text:style-name="P7"> </text:p>
      <text:p text:style-name="P7"><text:span text:style-name="Strong_20_Emphasis"><text:span text:style-name="T1">Example 1:</text:span></text:span></text:p>
      <text:p text:style-name="P6"><text:span text:style-name="Strong_20_Emphasis"><text:span text:style-name="T1">Input:</text:span></text:span> expression = "-1/2+1/2"</text:p>
      <text:p text:style-name="P5"><text:span text:style-name="Strong_20_Emphasis"><text:span text:style-name="T1">Output:</text:span></text:span> "0/1"</text:p>
      <text:p text:style-name="P7"><text:span text:style-name="Strong_20_Emphasis"><text:span text:style-name="T1">Example 2:</text:span></text:span></text:p>
      <text:p text:style-name="P6"><text:span text:style-name="Strong_20_Emphasis"><text:span text:style-name="T1">Input:</text:span></text:span> expression = "-1/2+1/2+1/3"</text:p>
      <text:p text:style-name="P5"><text:span text:style-name="Strong_20_Emphasis"><text:span text:style-name="T1">Output:</text:span></text:span> "1/3"</text:p>
      <text:p text:style-name="P7"><text:span text:style-name="Strong_20_Emphasis"><text:span text:style-name="T1">Example 3:</text:span></text:span></text:p>
      <text:p text:style-name="P6"><text:span text:style-name="Strong_20_Emphasis"><text:span text:style-name="T1">Input:</text:span></text:span> expression = "1/3-1/2"</text:p>
      <text:p text:style-name="P5"><text:span text:style-name="Strong_20_Emphasis"><text:span text:style-name="T1">Output:</text:span></text:span> "-1/6"</text:p>
      <text:p text:style-name="P7"> </text:p>
      <text:p text:style-name="P7"><text:span text:style-name="Strong_20_Emphasis"><text:span text:style-name="T1">Constraints:</text:span></text:span></text:p>
      <text:list xml:id="list977693614" text:style-name="L1">
        <text:list-item>
          <text:p text:style-name="P21">The input string only contains <text:span text:style-name="Source_20_Text"><text:span text:style-name="T2">'0'</text:span></text:span> to <text:span text:style-name="Source_20_Text"><text:span text:style-name="T2">'9'</text:span></text:span>, <text:span text:style-name="Source_20_Text"><text:span text:style-name="T2">'/'</text:span></text:span>, <text:span text:style-name="Source_20_Text"><text:span text:style-name="T2">'+'</text:span></text:span> and <text:span text:style-name="Source_20_Text"><text:span text:style-name="T2">'-'</text:span></text:span>. So does the output.</text:p>
        </text:list-item>
        <text:list-item>
          <text:p text:style-name="P21">Each fraction (input and output) has the format <text:span text:style-name="Source_20_Text"><text:span text:style-name="T2">±numerator/denominator</text:span></text:span>. If the first input fraction or the output is positive, then <text:span text:style-name="Source_20_Text"><text:span text:style-name="T2">'+'</text:span></text:span> will be omitted.</text:p>
        </text:list-item>
        <text:list-item>
          <text:p text:style-name="P21">The input only contains valid <text:span text:style-name="Strong_20_Emphasis"><text:span text:style-name="T1">irreducible fractions</text:span></text:span>, where the <text:span text:style-name="Strong_20_Emphasis"><text:span text:style-name="T1">numerator</text:span></text:span> and <text:span text:style-name="Strong_20_Emphasis"><text:span text:style-name="T1">denominator</text:span></text:span> of each fraction will always be in the range <text:span text:style-name="Source_20_Text"><text:span text:style-name="T2">[1, 10]</text:span></text:span>. If the denominator is <text:span text:style-name="Source_20_Text"><text:span text:style-name="T2">1</text:span></text:span>, it means this fraction is actually an integer in a fraction format defined above.</text:p>
        </text:list-item>
        <text:list-item>
          <text:p text:style-name="P21">The number of given fractions will be in the range <text:span text:style-name="Source_20_Text"><text:span text:style-name="T2">[1, 10]</text:span></text:span>.</text:p>
        </text:list-item>
        <text:list-item>
          <text:p text:style-name="P22">The numerator and denominator of the <text:span text:style-name="Strong_20_Emphasis"><text:span text:style-name="T1">final result</text:span></text:span> are guaranteed to be valid and in the range of <text:span text:style-name="Strong_20_Emphasis"><text:span text:style-name="T1">32-bit</text:span></text:span> int.</text:p>
        </text:list-item>
      </text:list>
      <text:p text:style-name="Text_20_body"/>
      <text:h text:style-name="P18" text:outline-level="1">592. Fraction Addition and Subtraction</text:h>
      <text:p text:style-name="Standard">/*</text:p>
      <text:p text:style-name="Standard"><text:s text:c="3"/><text:span text:style-name="T3"><text:s/>Intuitive approach: <text:s/>String manipulation+Math+implementation</text:span></text:p>
      <text:p text:style-name="Standard"><text:s text:c="4"/>Time complexity: O(n+n+m+m+m)=O(2n+3m)=O(n)</text:p>
      <text:p text:style-name="Standard"><text:s text:c="4"/>Space complexity: O(m+m+2m)=O(m)</text:p>
      <text:p text:style-name="Standard"><text:s text:c="4"/>where: <text:s/>n is the length of the given expression</text:p>
      <text:p text:style-name="Standard"><text:s text:c="12"/>m the number of fractions in the given expression</text:p>
      <text:p text:style-name="Standard"><text:s text:c="13"/>m&lt;n</text:p>
      <text:p text:style-name="Standard">*/</text:p>
      <text:p text:style-name="Standard"/>
      <text:p text:style-name="Standard">typedef std::vector&lt;int&gt; vi;</text:p>
      <text:p text:style-name="Standard">typedef std::pair&lt;int,int&gt; ii; </text:p>
      <text:p text:style-name="Standard">typedef std::vector&lt;ii&gt; vii;</text:p>
      <text:p text:style-name="Standard"/>
      <text:p text:style-name="Standard">class Solution {</text:p>
      <text:p text:style-name="Standard"><text:s text:c="4"/>public:</text:p>
      <text:p text:style-name="P8"><text:s text:c="9"/>/*</text:p>
      <text:p text:style-name="P8"><text:s text:c="12"/>Return an array of integers containing all denominators</text:p>
      <text:p text:style-name="P8"><text:s text:c="12"/>extracted from the given expression.</text:p>
      <text:p text:style-name="P8"><text:s text:c="12"/>Time Complexity: O(n)</text:p>
      <text:p text:style-name="P8"><text:s text:c="12"/>Space complexity: O(m)</text:p>
      <text:p text:style-name="P8"><text:s text:c="12"/>where: <text:s/>n is the length of the given expression</text:p>
      <text:p text:style-name="P8"><text:s text:c="20"/>m the number of fractions in the given expression</text:p>
      <text:p text:style-name="P8"><text:s text:c="20"/>m&lt;n</text:p>
      <text:p text:style-name="P8"><text:s text:c="8"/>*/</text:p>
      <text:p text:style-name="P8"><text:s text:c="8"/>vi get_denominators(std::string&amp; exp){</text:p>
      <text:p text:style-name="P8"><text:s text:c="12"/>vi res;</text:p>
      <text:p text:style-name="P8"><text:s text:c="12"/>int n=exp.size();</text:p>
      <text:p text:style-name="P8"><text:s text:c="12"/>int i=0;</text:p>
      <text:p text:style-name="P8"><text:s text:c="12"/>while(i&lt;n){</text:p>
      <text:p text:style-name="P8"><text:s text:c="16"/>char c=exp[i];</text:p>
      <text:p text:style-name="P8"><text:s text:c="16"/>if(c=='/'){</text:p>
      <text:p text:style-name="P8"><text:s text:c="20"/>int j=i+1;</text:p>
      <text:p text:style-name="P8"><text:s text:c="20"/>std::string number_str="";</text:p>
      <text:p text:style-name="P8"><text:s text:c="20"/>while(j&lt;n&amp;&amp;std::isdigit(exp[j])){</text:p>
      <text:p text:style-name="P8"><text:s text:c="24"/>number_str+=exp[j];</text:p>
      <text:p text:style-name="P8"><text:s text:c="24"/>j++;</text:p>
      <text:p text:style-name="P8"><text:s text:c="20"/>}</text:p>
      <text:p text:style-name="P8"><text:s text:c="20"/>if(number_str!="") res.push_back(stoi(number_str));</text:p>
      <text:p text:style-name="P8"><text:s text:c="20"/>i=j;</text:p>
      <text:p text:style-name="P8"><text:s text:c="16"/>}</text:p>
      <text:p text:style-name="P8"><text:s text:c="16"/>else i++;</text:p>
      <text:p text:style-name="P8"><text:s text:c="12"/>}</text:p>
      <text:p text:style-name="P8"><text:s text:c="12"/>return res;</text:p>
      <text:p text:style-name="P8"><text:s text:c="8"/>}</text:p>
      <text:p text:style-name="P10"><text:soft-page-break/><text:s text:c="4"/>/*</text:p>
      <text:p text:style-name="P8"><text:s text:c="12"/>Return an array of integers containing all numerators</text:p>
      <text:p text:style-name="P8"><text:s text:c="12"/>extracted from the given expression.</text:p>
      <text:p text:style-name="P8"><text:s text:c="12"/>Time Complexity: O(n)</text:p>
      <text:p text:style-name="P8"><text:s text:c="12"/>Space complexity: O(m)</text:p>
      <text:p text:style-name="P8"><text:s text:c="12"/>where: <text:s/>n is the length of the given expression</text:p>
      <text:p text:style-name="P8"><text:s text:c="20"/>m the number of fractions in the given expression</text:p>
      <text:p text:style-name="P8"><text:s text:c="20"/>m&lt;n</text:p>
      <text:p text:style-name="P8"><text:s text:c="8"/>*/</text:p>
      <text:p text:style-name="P8"><text:s text:c="8"/>vi get_numerators(std::string&amp; exp){</text:p>
      <text:p text:style-name="P8"><text:s text:c="12"/>int n=exp.size();</text:p>
      <text:p text:style-name="P8"><text:s text:c="12"/>vi res;</text:p>
      <text:p text:style-name="P8"><text:s text:c="12"/>int i=0;</text:p>
      <text:p text:style-name="P8"><text:s text:c="12"/>while(i&lt;n){</text:p>
      <text:p text:style-name="P8"><text:s text:c="16"/>char c=exp[i];</text:p>
      <text:p text:style-name="P8"><text:s text:c="16"/>if(c=='/'){</text:p>
      <text:p text:style-name="P8"><text:s text:c="20"/>int j=i-1;</text:p>
      <text:p text:style-name="P8"><text:s text:c="20"/>std::string number_str="";</text:p>
      <text:p text:style-name="P8"><text:s text:c="20"/>while(j&gt;=0 &amp;&amp; std::isdigit(exp[j])){</text:p>
      <text:p text:style-name="P8"><text:s text:c="24"/>number_str=exp[j]+number_str;</text:p>
      <text:p text:style-name="P8"><text:s text:c="24"/>j--;</text:p>
      <text:p text:style-name="P8"><text:s text:c="20"/>}</text:p>
      <text:p text:style-name="P8"><text:s text:c="20"/>if(j==0 &amp;&amp; exp[j]=='-') number_str='-'+number_str;</text:p>
      <text:p text:style-name="P8"><text:s text:c="20"/>if(j-1&gt;=0 &amp;&amp; (exp[j-1]=='+' || exp[j-1]=='-')) number_str='-'+number_str;</text:p>
      <text:p text:style-name="P8"><text:s text:c="20"/>if(j-1&gt;=0 &amp;&amp; (exp[j]=='-' &amp;&amp; std::isdigit(exp[j-1]))) number_str='-'+number_str;</text:p>
      <text:p text:style-name="P8"><text:s text:c="20"/>if(number_str!="") res.push_back(stoi(number_str));</text:p>
      <text:p text:style-name="P8"><text:s text:c="16"/>}</text:p>
      <text:p text:style-name="P8"><text:s text:c="16"/>i++;</text:p>
      <text:p text:style-name="P8"><text:s text:c="12"/>}</text:p>
      <text:p text:style-name="P8"><text:s text:c="12"/>return res;</text:p>
      <text:p text:style-name="P11"><text:s text:c="8"/>}</text:p>
      <text:p text:style-name="P12"><text:s text:c="7"/></text:p>
      <text:p text:style-name="P13"/>
      <text:p text:style-name="P14"><text:s/>/*</text:p>
      <text:p text:style-name="P8"><text:s text:c="12"/><text:span text:style-name="T5">Fractions addition</text:span></text:p>
      <text:p text:style-name="P8"><draw:frame draw:style-name="fr1" draw:name="Object1" text:anchor-type="as-char" svg:y="-0.2638in" svg:width="1.8945in" svg:height="0.425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to reduce it </text:span><text:span text:style-name="T6"><draw:frame draw:style-name="fr1" draw:name="Object2" text:anchor-type="as-char" svg:y="-0.5055in" svg:width="2.1693in" svg:height="0.90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8"><text:s text:c="8"/>*/</text:p>
      <text:p text:style-name="P8"><text:s text:c="8"/>ii add(ii&amp; x, ii&amp; y){</text:p>
      <text:p text:style-name="P8"><text:s text:c="12"/>auto [xp, xq]=x;</text:p>
      <text:p text:style-name="P8"><text:s text:c="12"/>auto [yp, yq]=y;</text:p>
      <text:p text:style-name="P8"><text:s text:c="12"/>long long q=xq*yq;</text:p>
      <text:p text:style-name="P8"><text:s text:c="12"/>long long p=xp*yq+xq*yp;</text:p>
      <text:p text:style-name="P8"><text:s text:c="12"/>long long g=std::gcd(abs(p), abs(q));</text:p>
      <text:p text:style-name="P8"><text:s text:c="12"/>return {p/g, q/g};</text:p>
      <text:p text:style-name="P16"><text:s text:c="8"/>}</text:p>
      <text:p text:style-name="P15">std::string fractionAddition(std::string expression){</text:p>
      <text:p text:style-name="P9"><text:s text:c="12"/>vi denominators=get_denominators(expression);</text:p>
      <text:p text:style-name="P9"/>
      <text:p text:style-name="P9"><text:s text:c="12"/>vi numerators=get_numerators(expression);</text:p>
      <text:p text:style-name="P9"><text:s text:c="8"/></text:p>
      <text:p text:style-name="P9"><text:s text:c="12"/>int m=numerators.size();</text:p>
      <text:p text:style-name="P9"><text:s text:c="12"/>vii fractions(m);</text:p>
      <text:p text:style-name="P9"><text:s text:c="8"/></text:p>
      <text:p text:style-name="P9"><text:s text:c="12"/>for(int i=0;i&lt;m;++i){</text:p>
      <text:p text:style-name="P9"><text:s text:c="16"/>fractions[i]={numerators[i],denominators[i]}; </text:p>
      <text:p text:style-name="P9"><text:s text:c="12"/>}</text:p>
      <text:p text:style-name="P9"/>
      <text:p text:style-name="P9"><text:s text:c="12"/>ii ans={0,1};</text:p>
      <text:p text:style-name="P9"><text:s text:c="12"/>for(auto&amp; f: fractions){</text:p>
      <text:p text:style-name="P9"><text:s text:c="16"/>ans=add(ans,f);</text:p>
      <text:p text:style-name="P9"><text:s text:c="12"/>}</text:p>
      <text:p text:style-name="P9"><text:s text:c="12"/>std::string s=to_string(ans.first)+"/"+to_string(ans.second);</text:p>
      <text:p text:style-name="P9"><text:s text:c="12"/>return s;</text:p>
      <text:p text:style-name="P9"><text:s text:c="8"/>}</text:p>
      <text:p text:style-name="Standard">};</text:p>
      <text:h text:style-name="P19" text:outline-level="1">592. Fraction Addition and Subtraction</text:h>
      <text:p text:style-name="P1">/*</text:p>
      <text:p text:style-name="P1"><text:s text:c="2"/><text:span text:style-name="T3"><text:s text:c="2"/>C++ convert using stringstream</text:span></text:p>
      <text:p text:style-name="P1"><text:s text:c="4"/>Time complexity: O(n+n+m+m+m)=O(2n+3m)=O(n)</text:p>
      <text:p text:style-name="P1"><text:s text:c="4"/>Space complexity: O(m)</text:p>
      <text:p text:style-name="P1"><text:s text:c="4"/>where: <text:s/>n is the length of the given expression</text:p>
      <text:p text:style-name="P1"><text:s text:c="12"/>m the number of fractions in the given expression</text:p>
      <text:p text:style-name="P1"><text:s text:c="13"/>m&lt;n</text:p>
      <text:p text:style-name="P1">*/</text:p>
      <text:p text:style-name="P1"/>
      <text:p text:style-name="P1">typedef std::pair&lt;int,int&gt; ii; </text:p>
      <text:p text:style-name="P1">typedef std::vector&lt;ii&gt; vii;</text:p>
      <text:p text:style-name="P1"/>
      <text:p text:style-name="P1">class Solution {</text:p>
      <text:p text:style-name="P1"><text:s text:c="4"/>public:</text:p>
      <text:p text:style-name="P2"><text:s text:c="6"/><text:span text:style-name="T3"><text:s text:c="2"/>vii convert(string&amp; expression) {</text:span></text:p>
      <text:p text:style-name="P17"><text:s text:c="12"/>vii fractions;</text:p>
      <text:p text:style-name="P17"><text:s text:c="12"/>std::stringstream ss(expression);</text:p>
      <text:p text:style-name="P17"><text:s text:c="12"/>char op;</text:p>
      <text:p text:style-name="P17"><text:s text:c="12"/>int num, denom;</text:p>
      <text:p text:style-name="P17"/>
      <text:p text:style-name="P17"><text:s text:c="12"/>while (ss&gt;&gt;num&gt;&gt;op&gt;&gt;denom) {</text:p>
      <text:p text:style-name="P17"><text:s text:c="16"/>fractions.emplace_back(num, denom);</text:p>
      <text:p text:style-name="P17"><text:s text:c="12"/>}</text:p>
      <text:p text:style-name="P17"/>
      <text:p text:style-name="P17"><text:s text:c="12"/>return fractions;</text:p>
      <text:p text:style-name="P17"><text:s text:c="8"/>}</text:p>
      <text:p text:style-name="P1"/>
      <text:p text:style-name="P2"><text:s text:c="8"/>ii add(ii&amp; x, ii&amp; y){</text:p>
      <text:p text:style-name="P2"><text:s text:c="12"/>auto [xp, xq]=x;</text:p>
      <text:p text:style-name="P2"><text:s text:c="12"/>auto [yp, yq]=y;</text:p>
      <text:p text:style-name="P2"><text:s text:c="12"/>long long q=xq*yq;</text:p>
      <text:p text:style-name="P2"><text:s text:c="12"/>long long p=xp*yq+xq*yp;</text:p>
      <text:p text:style-name="P2"><text:s text:c="12"/>long long g=gcd(p, q);</text:p>
      <text:p text:style-name="P2"><text:s text:c="12"/>return {p/g, q/g};</text:p>
      <text:p text:style-name="P2"><text:s text:c="8"/>}</text:p>
      <text:p text:style-name="P1"><text:s text:c="8"/></text:p>
      <text:p text:style-name="P1"><text:s text:c="8"/></text:p>
      <text:p text:style-name="P4">std::string fractionAddition(std::string expression){</text:p>
      <text:p text:style-name="P3"><text:s text:c="12"/>vii fractions=convert(expression);</text:p>
      <text:p text:style-name="P3"><text:s text:c="12"/></text:p>
      <text:p text:style-name="P3"><text:s text:c="12"/>int m=fractions.size();</text:p>
      <text:p text:style-name="P3"/>
      <text:p text:style-name="P3"><text:s text:c="12"/>ii ans={0,1};</text:p>
      <text:p text:style-name="P3"><text:s text:c="12"/>for(auto&amp; f: fractions){</text:p>
      <text:p text:style-name="P3"><text:s text:c="16"/>ans=add(ans,f);</text:p>
      <text:p text:style-name="P3"><text:s text:c="12"/>}</text:p>
      <text:p text:style-name="P3"/>
      <text:p text:style-name="P3"><text:s text:c="12"/>string s=to_string(ans.first)+"/"+to_string(ans.second);</text:p>
      <text:p text:style-name="P3"/>
      <text:p text:style-name="P3"><text:s text:c="12"/>return s;</text:p>
      <text:p text:style-name="P3"><text:s text:c="8"/>}</text:p>
      <text:p text:style-name="P1"><text:s text:c="8"/></text:p>
      <text:p text:style-name="P1">};</text:p>
      <text:h text:style-name="P20" text:outline-level="1">592. Fraction Addition and Subtraction</text:h>
      <text:p text:style-name="P1">/*</text:p>
      <text:p text:style-name="P1"><text:s text:c="3"/><text:span text:style-name="T3"><text:s/>C++ convert using regex</text:span></text:p>
      <text:p text:style-name="P1"><text:s text:c="4"/>Time complexity: <text:span text:style-name="T7">O(2^x+n+m)</text:span></text:p>
      <text:p text:style-name="P1"><text:s text:c="4"/>Space complexity: O(m)</text:p>
      <text:p text:style-name="P28"><text:s text:c="4"/>where: <text:s/><text:span text:style-name="T7">x is the size of the regex</text:span></text:p>
      <text:p text:style-name="P29">n is the length of the given expression</text:p>
      <text:p text:style-name="P30"><text:s text:c="12"/>m the number of fractions in the given expression</text:p>
      <text:p text:style-name="P31"><text:s text:c="13"/>m&lt;n</text:p>
      <text:p text:style-name="P1">*/</text:p>
      <text:p text:style-name="P1"/>
      <text:p text:style-name="P1">typedef std::pair&lt;int,int&gt; ii; </text:p>
      <text:p text:style-name="P1">typedef std::vector&lt;ii&gt; vii;</text:p>
      <text:p text:style-name="P1"/>
      <text:p text:style-name="P1">class Solution {</text:p>
      <text:p text:style-name="P1"><text:s text:c="4"/>public:</text:p>
      <text:p text:style-name="P2"><text:s text:c="8"/><text:span text:style-name="T3">vii convert(string&amp; expression) {</text:span></text:p>
      <text:p text:style-name="P17"><text:s text:c="12"/>vii fractions;</text:p>
      <text:p text:style-name="P17"><text:s text:c="12"/>std::regex regex("([+-]?\\d+)/(\\d+)");</text:p>
      <text:p text:style-name="P17"><text:s text:c="12"/>smatch matches;</text:p>
      <text:p text:style-name="P17"><text:s text:c="12"/>while (std::regex_search (expression,matches,regex)){</text:p>
      <text:p text:style-name="P17"><text:s text:c="16"/>int num=stoi(matches[1]),denom=stoi(matches[2]);</text:p>
      <text:p text:style-name="P17"><text:s text:c="16"/>fractions.push_back({num,denom});</text:p>
      <text:p text:style-name="P17"><text:s text:c="16"/>expression=matches.suffix().str();</text:p>
      <text:p text:style-name="P17"><text:s text:c="12"/>}</text:p>
      <text:p text:style-name="P17"><text:s text:c="12"/>return fractions;</text:p>
      <text:p text:style-name="P17"><text:s text:c="8"/>}</text:p>
      <text:p text:style-name="P1"/>
      <text:p text:style-name="P2"><text:s text:c="8"/>ii add(ii&amp; x, ii&amp; y){</text:p>
      <text:p text:style-name="P2"><text:s text:c="12"/>auto [xp, xq]=x;</text:p>
      <text:p text:style-name="P2"><text:s text:c="12"/>auto [yp, yq]=y;</text:p>
      <text:p text:style-name="P2"><text:s text:c="12"/>long long q=xq*yq;</text:p>
      <text:p text:style-name="P2"><text:s text:c="12"/>long long p=xp*yq+xq*yp;</text:p>
      <text:p text:style-name="P2"><text:s text:c="12"/>long long g=gcd(p, q);</text:p>
      <text:p text:style-name="P2"><text:s text:c="12"/>return {p/g, q/g};</text:p>
      <text:p text:style-name="P2"><text:s text:c="8"/>}</text:p>
      <text:p text:style-name="P1"><text:s text:c="8"/></text:p>
      <text:p text:style-name="P26"><text:s text:c="8"/></text:p>
      <text:p text:style-name="P27">std::string fractionAddition(std::string expression){</text:p>
      <text:p text:style-name="P3"><text:s text:c="12"/>vii fractions=convert(expression);</text:p>
      <text:p text:style-name="P3"><text:s text:c="12"/>int m=fractions.size();</text:p>
      <text:p text:style-name="P3"><text:s text:c="12"/>ii ans={0,1};</text:p>
      <text:p text:style-name="P3"><text:s text:c="12"/>for(auto&amp; f: fractions){</text:p>
      <text:p text:style-name="P3"><text:s text:c="16"/>ans=add(ans,f);</text:p>
      <text:p text:style-name="P3"><text:s text:c="12"/>}</text:p>
      <text:p text:style-name="P3"><text:s text:c="12"/>string s=to_string(ans.first)+"/"+to_string(ans.second);</text:p>
      <text:p text:style-name="P3"><text:s text:c="12"/>return s;</text:p>
      <text:p text:style-name="P3"><text:s text:c="8"/>}</text:p>
      <text:p text:style-name="P3"><text:s text:c="8"/></text:p>
      <text:p text:style-name="P3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20:32:53.044424151</meta:creation-date>
    <dc:date>2024-08-24T09:47:02.822099992</dc:date>
    <meta:editing-duration>PT2H23M46S</meta:editing-duration>
    <meta:editing-cycles>14</meta:editing-cycles>
    <meta:generator>LibreOffice/7.3.7.2$Linux_X86_64 LibreOffice_project/30$Build-2</meta:generator>
    <meta:document-statistic meta:table-count="0" meta:image-count="0" meta:object-count="2" meta:page-count="8" meta:paragraph-count="219" meta:word-count="707" meta:character-count="7281" meta:non-whitespace-character-count="4721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xp</mi>
          <mi mathvariant="italic">xq</mi>
        </mfrac>
        <mo stretchy="false">+</mo>
        <mfrac>
          <mi mathvariant="italic">yp</mi>
          <mi mathvariant="italic">yq</mi>
        </mfrac>
      </mrow>
      <mo stretchy="false">=</mo>
      <mfrac>
        <mrow>
          <mi mathvariant="italic">xp</mi>
          <mi>.</mi>
          <mrow>
            <mi mathvariant="italic">yq</mi>
            <mo stretchy="false">+</mo>
            <mi mathvariant="italic">yp</mi>
          </mrow>
          <mi>.</mi>
          <mi mathvariant="italic">xq</mi>
        </mrow>
        <mrow>
          <mtext>      </mtext>
          <mi mathvariant="italic">xq</mi>
          <mi>.</mi>
          <mi mathvariant="italic">yq</mi>
        </mrow>
      </mfrac>
    </mrow>
    <annotation encoding="StarMath 5.0">xp over xq + yp over yq = {xp.yq+yp.xq} over {"      "xq.yq}</annotation>
  </semantics>
</math>
</file>

<file path=Object 2/content.xml><?xml version="1.0" encoding="utf-8"?>
<math xmlns="http://www.w3.org/1998/Math/MathML" display="block">
  <semantics>
    <mfrac>
      <mfrac>
        <mrow>
          <mtext>        </mtext>
          <mi mathvariant="italic">xp</mi>
          <mi>.</mi>
          <mrow>
            <mi mathvariant="italic">yq</mi>
            <mo stretchy="false">+</mo>
            <mi mathvariant="italic">yp</mi>
          </mrow>
          <mi>.</mi>
          <mi mathvariant="italic">xq</mi>
        </mrow>
        <mrow>
          <mi mathvariant="italic">gcd</mi>
          <mrow>
            <mo fence="true" form="prefix" stretchy="false">(</mo>
            <mrow>
              <mrow>
                <mi mathvariant="italic">xp</mi>
                <mi>.</mi>
                <mrow>
                  <mi mathvariant="italic">yq</mi>
                  <mo stretchy="false">+</mo>
                  <mi mathvariant="italic">yp</mi>
                </mrow>
                <mi>.</mi>
                <mi mathvariant="italic">xq</mi>
                <mi>,</mi>
                <mi mathvariant="italic">xq</mi>
                <mi>.</mi>
                <mi mathvariant="italic">yq</mi>
              </mrow>
            </mrow>
            <mo fence="true" form="postfix" stretchy="false">)</mo>
          </mrow>
        </mrow>
      </mfrac>
      <mfrac>
        <mrow>
          <mtext>           </mtext>
          <mi mathvariant="italic">xq</mi>
          <mi>.</mi>
          <mi mathvariant="italic">yq</mi>
        </mrow>
        <mrow>
          <mi mathvariant="italic">gcd</mi>
          <mrow>
            <mo fence="true" form="prefix" stretchy="false">(</mo>
            <mrow>
              <mrow>
                <mi mathvariant="italic">xp</mi>
                <mi>.</mi>
                <mrow>
                  <mi mathvariant="italic">yq</mi>
                  <mo stretchy="false">+</mo>
                  <mi mathvariant="italic">yp</mi>
                </mrow>
                <mi>.</mi>
                <mi mathvariant="italic">xq</mi>
                <mi>,</mi>
                <mi mathvariant="italic">xq</mi>
                <mi>.</mi>
                <mi mathvariant="italic">yq</mi>
              </mrow>
            </mrow>
            <mo fence="true" form="postfix" stretchy="false">)</mo>
          </mrow>
        </mrow>
      </mfrac>
    </mfrac>
    <annotation encoding="StarMath 5.0">{{"        "xp.yq+yp.xq} over {gcd(xp.yq+yp.xq,xq.yq)}} over {{"           "xq.yq} over {gcd(xp.yq+yp.xq,xq.yq)}}</annotation>
  </semantics>
</math>
</file>